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49.345cm" table:align="left" fo:background-color="transparent">
        <style:background-image/>
      </style:table-properties>
    </style:style>
    <style:style style:name="表格1.A" style:family="table-column">
      <style:table-column-properties style:column-width="0.986cm"/>
    </style:style>
    <style:style style:name="表格1.B" style:family="table-column">
      <style:table-column-properties style:column-width="48.359cm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表格1.B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 style:font-name-asian="Times New Roman1" style:font-size-asian="12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c6e02" fo:letter-spacing="normal" style:text-underline-style="solid" style:text-underline-width="auto" style:text-underline-color="font-color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</style:style>
    <style:style style:name="P6" style:family="paragraph" style:parent-style-name="Heading_20_3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9966" fo:letter-spacing="normal"/>
    </style:style>
    <style:style style:name="P7" style:family="paragraph" style:parent-style-name="Heading_20_2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style:font-name-asian="Times New Roman1" style:font-size-asian="18pt" style:font-style-asian="normal"/>
    </style:style>
    <style:style style:name="P8" style:family="paragraph" style:parent-style-name="Preformatted_20_Text">
      <style:paragraph-properties fo:margin-left="0cm" fo:margin-right="0cm" fo:margin-top="0cm" fo:margin-bottom="0cm" style:line-height-at-least="0.556cm" fo:text-align="start" style:justify-single-word="false" fo:text-indent="0cm" style:auto-text-indent="false" fo:background-color="#ddeeff" fo:padding="0cm" fo:border="none">
        <style:background-image/>
      </style:paragraph-properties>
      <style:text-properties style:font-name="monospace" fo:font-size="12pt"/>
    </style:style>
    <style:style style:name="P9" style:family="paragraph" style:parent-style-name="Preformatted_20_Text">
      <style:paragraph-properties fo:margin-left="0cm" fo:margin-right="0cm" fo:margin-top="0cm" fo:margin-bottom="0cm" style:line-height-at-least="0.556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0" style:family="paragraph" style:parent-style-name="Preformatted_20_Text">
      <style:paragraph-properties fo:margin-left="0cm" fo:margin-right="0cm" fo:margin-top="0cm" fo:margin-bottom="0cm" style:line-height-at-least="0.55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color="#008000" fo:background-color="transparent"/>
    </style:style>
    <style:style style:name="P11" style:family="paragraph" style:parent-style-name="Preformatted_20_Text">
      <style:paragraph-properties fo:margin-left="0cm" fo:margin-right="0cm" fo:margin-top="0cm" fo:margin-bottom="0cm" style:line-height-at-least="0.55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style:font-name="monospace" fo:font-size="12pt"/>
    </style:style>
    <style:style style:name="P12" style:family="paragraph" style:parent-style-name="Preformatted_20_Text">
      <style:paragraph-properties fo:margin-top="0cm" fo:margin-bottom="0cm" style:line-height-at-least="0.556cm" fo:text-align="start" style:justify-single-word="false" fo:background-color="#ddeeff" fo:padding="0cm" fo:border="none">
        <style:background-image/>
      </style:paragraph-properties>
      <style:text-properties style:font-name="monospace" fo:font-size="12pt"/>
    </style:style>
    <style:style style:name="P13" style:family="paragraph" style:parent-style-name="Preformatted_20_Text">
      <style:paragraph-properties fo:margin-top="0cm" fo:margin-bottom="0cm" style:line-height-at-least="0.556cm" fo:text-align="start" style:justify-single-word="false" fo:background-color="transparent" fo:padding="0cm" fo:border="none">
        <style:background-image/>
      </style:paragraph-properties>
    </style:style>
    <style:style style:name="P14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15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1" style:family="text">
      <style:text-properties style:font-name="Times New Roman1" fo:font-size="12pt" fo:font-style="normal" fo:font-weight="normal"/>
    </style:style>
    <style:style style:name="T2" style:family="text">
      <style:text-properties style:font-name="Times New Roman1" fo:font-size="15.75pt" fo:font-style="normal"/>
    </style:style>
    <style:style style:name="T3" style:family="text">
      <style:text-properties style:font-name-asian="Times New Roman1" style:font-size-asian="12pt" style:font-style-asian="normal" style:font-weight-asian="normal"/>
    </style:style>
    <style:style style:name="T4" style:family="text">
      <style:text-properties style:font-name-asian="Times New Roman1" style:font-size-asian="15.75pt" style:font-style-asian="normal"/>
    </style:style>
    <style:style style:name="T5" style:family="text">
      <style:text-properties fo:color="#3c6e02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6" style:family="text">
      <style:text-properties fo:color="#3c6e02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8" style:family="text">
      <style:text-properties fo:font-variant="normal" fo:text-transform="none" fo:color="#333333" fo:letter-spacing="normal" style:font-name-asian="Times New Roman1" style:font-size-asian="12pt" style:font-style-asian="normal" style:font-weight-asian="normal"/>
    </style:style>
    <style:style style:name="T9" style:family="text">
      <style:text-properties fo:font-variant="normal" fo:text-transform="none" fo:color="#333333" fo:letter-spacing="normal" fo:background-color="transparent" style:font-name-asian="Times New Roman1" style:font-size-asian="12pt" style:font-style-asian="normal" style:font-weight-asian="bold"/>
    </style:style>
    <style:style style:name="T10" style:family="text">
      <style:text-properties fo:color="#e56717" fo:font-weight="bold" fo:background-color="transparent"/>
    </style:style>
    <style:style style:name="T11" style:family="text">
      <style:text-properties fo:color="#e56717" style:font-name="monospace" fo:font-size="12pt" fo:font-weight="bold" fo:background-color="transparent"/>
    </style:style>
    <style:style style:name="T12" style:family="text">
      <style:text-properties fo:color="#151b8d" style:font-name="monospace" fo:font-size="12pt" fo:font-weight="bold" fo:background-color="transparent"/>
    </style:style>
    <style:style style:name="T13" style:family="text">
      <style:text-properties fo:color="#f660ab" style:font-name="monospace" fo:font-size="12pt" fo:font-weight="bold" fo:background-color="transparent"/>
    </style:style>
    <style:style style:name="T14" style:family="text">
      <style:text-properties style:font-name="monospace" fo:font-size="12pt"/>
    </style:style>
    <style:style style:name="T15" style:family="text">
      <style:text-properties style:font-name-asian="monospace" style:font-size-asian="12pt"/>
    </style:style>
    <style:style style:name="T16" style:family="text">
      <style:text-properties fo:color="#008000" style:font-name="monospace" fo:font-size="12pt" fo:background-color="transparent"/>
    </style:style>
    <style:style style:name="T17" style:family="text">
      <style:text-properties fo:color="#008000" fo:background-color="transparent" style:font-name-asian="monospace" style:font-size-asian="12pt"/>
    </style:style>
    <style:style style:name="T18" style:family="text">
      <style:text-properties fo:color="#00c2ff" style:font-name="monospace" fo:font-size="12pt" fo:font-weight="bold" fo:background-color="transparent"/>
    </style:style>
    <style:style style:name="T19" style:family="text">
      <style:text-properties fo:color="#8d38c9" fo:font-weight="bold" fo:background-color="transparent"/>
    </style:style>
    <style:style style:name="T20" style:family="text">
      <style:text-properties fo:color="#8d38c9" style:font-name="monospace" fo:font-size="12pt" fo:font-weight="bold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cccccc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a xlink:type="simple" xlink:href="http://www.flickr.com/photos/29461050@N07/3933061874/"><draw:frame draw:style-name="fr1" draw:name="圖形1" text:anchor-type="as-char" svg:width="12.003cm" svg:height="6.553cm" draw:z-index="14"><draw:image xlink:href="http://farm4.static.flickr.com/3427/3933061874_8f031280da_o.png" xlink:type="simple" xlink:show="embed" xlink:actuate="onLoad"/></draw:frame></draw:a></text:p>
      <text:p text:style-name="P1"><text:span text:style-name="T3">要如何讓</text:span><text:span text:style-name="T1">VB</text:span><text:span text:style-name="T3">背景底色變成如上圖漂亮的漸層呢？快看下去吧！</text:span></text:p>
      <text:p text:style-name="P4"><text:bookmark text:name="more-1387"/><text:span text:style-name="T3">我們都知道，</text:span><text:span text:style-name="T1">VB</text:span><text:span text:style-name="T3">預設的表單背景顏色是灰的，實在是非常單調</text:span><text:span text:style-name="T1">(</text:span><text:span text:style-name="T3">如下圖</text:span><text:span text:style-name="T1">)</text:span><text:span text:style-name="T3">。</text:span><text:span text:style-name="T1"><text:line-break/></text:span><text:span text:style-name="T5"><draw:a xlink:type="simple" xlink:href="http://www.flickr.com/photos/29461050@N07/3932289125/"><draw:frame draw:style-name="fr1" draw:name="圖形2" text:anchor-type="as-char" svg:width="10.945cm" svg:height="5.971cm" draw:z-index="0"><draw:image xlink:href="http://farm4.static.flickr.com/3184/3932289125_a8b7658e38_o.png" xlink:type="simple" xlink:show="embed" xlink:actuate="onLoad"/><svg:title>sshot-2</svg:title></draw:frame></draw:a></text:span></text:p>
      <text:p text:style-name="P4"><text:span text:style-name="T3">就算使用</text:span><text:span text:style-name="T1">VB</text:span><text:span text:style-name="T3">表單內建的</text:span><text:span text:style-name="T1">BackColor</text:span><text:span text:style-name="T3">屬性，也只能將背景顏色調為單色的任意色</text:span><text:span text:style-name="T1">(</text:span><text:span text:style-name="T3">如下圖</text:span><text:span text:style-name="T1">)</text:span><text:span text:style-name="T3">。</text:span><text:span text:style-name="T1"><text:line-break/></text:span><text:span text:style-name="T5"><draw:a xlink:type="simple" xlink:href="http://www.flickr.com/photos/29461050@N07/3932293687/"><draw:frame draw:style-name="fr1" draw:name="圖形3" text:anchor-type="as-char" svg:width="11.421cm" svg:height="5.838cm" draw:z-index="1"><draw:image xlink:href="http://farm3.static.flickr.com/2591/3932293687_d6e53e85e4_o.png" xlink:type="simple" xlink:show="embed" xlink:actuate="onLoad"/><svg:title>sshot-3</svg:title></draw:frame></draw:a></text:span></text:p>
      <text:p text:style-name="P5"><text:span text:style-name="T8">雖然顏色改了，但還是有種單調、死板的感覺。所以說，如果想要讓</text:span><text:span text:style-name="T7">VB</text:span><text:span text:style-name="T8">表單背景顏色不要那麼死板、單調，就必須來個創新。這部分或許你會想要直接使用</text:span><text:span text:style-name="T7">BMP</text:span><text:span text:style-name="T8">檔案當作背景</text:span><text:span text:style-name="T7">(Picture)</text:span><text:span text:style-name="T8">，可是</text:span><text:span text:style-name="T7">BMP</text:span><text:span text:style-name="T8">檔案占的容量大小其實是很大的，加入到程式中會讓程式變得十分龐大，執行起來也會比較緩慢。所以在本文中，並不是使用已設計好的</text:span><text:span text:style-name="T7">BMP</text:span><text:span text:style-name="T8">漸層顏色圖片，而是以</text:span><text:span text:style-name="Strong_20_Emphasis"><text:span text:style-name="T9">表單繪圖</text:span></text:span><text:span text:style-name="T8">的方式來達成色彩漸層。</text:span></text:p>
      <text:h text:style-name="P7" text:outline-level="2">如何在表單上繪製圖案</text:h>
      <text:p text:style-name="P5"><text:span text:style-name="T8">在本篇文章的教學中，是教各位如何使用「</text:span><text:span text:style-name="Strong_20_Emphasis"><text:span text:style-name="T9">線性漸層</text:span></text:span><text:span text:style-name="T8">」，也就是利用</text:span><text:span text:style-name="Strong_20_Emphasis"><text:span text:style-name="T9">直線</text:span></text:span><text:span text:style-name="T8">的方式，繪出數條不同顏色的直線排列，達成漸層的效果，所以在本篇文章中不會討論到「放射性漸層」</text:span><text:span text:style-name="T7">(</text:span><text:span text:style-name="T8">從裡到外排列的色彩漸層</text:span><text:span text:style-name="T7">)</text:span><text:span text:style-name="T8">。既然要</text:span><text:soft-page-break/><text:span text:style-name="T8">在表單上繪製不同顏色的直線，我們須了解在表單繪製直線的方法。</text:span></text:p>
      <text:h text:style-name="P6" text:outline-level="3"><text:span text:style-name="T4">直線</text:span><text:span text:style-name="T2">(Line)</text:span></text:h>
      <text:p text:style-name="P1"><text:span text:style-name="T1">VB</text:span><text:span text:style-name="T3">內有提供</text:span><text:span text:style-name="T1">Line</text:span><text:span text:style-name="T3">函數，可以直接在表單內畫上直線，所以使用起來並不會有太大的困難。</text:span></text:p>
      <text:p text:style-name="P2">格式如下：</text:p>
      <text:p text:style-name="P14"><text:span text:style-name="T1">Line (</text:span><text:span text:style-name="T3">起始點座標</text:span><text:span text:style-name="T1">)-(</text:span><text:span text:style-name="T3">終止點座標</text:span><text:span text:style-name="T1">)</text:span></text:p>
      <text:p text:style-name="P1"><text:span text:style-name="T3">何謂「起始點座標」與「終止點座標」？在</text:span><text:span text:style-name="T1">VB</text:span><text:span text:style-name="T3">的表單中，最左上角的那個點為</text:span><text:span text:style-name="T1">(0,0)</text:span><text:span text:style-name="T3">。你可以把表單想像成一個平面座標系統，最左上角為</text:span><text:span text:style-name="T1">(0,0)</text:span><text:span text:style-name="T3">，向右</text:span><text:span text:style-name="T1">X</text:span><text:span text:style-name="T3">增加，向下</text:span><text:span text:style-name="T1">Y</text:span><text:span text:style-name="T3">增加</text:span><text:span text:style-name="T1">(</text:span><text:span text:style-name="T3">預設單位為</text:span><text:span text:style-name="T1">Twip)</text:span><text:span text:style-name="T3">。</text:span></text:p>
      <text:p text:style-name="P2">舉個例子：</text:p>
      <text:p text:style-name="P15">Line (0,0)-(1000,1000)</text:p>
      <text:p text:style-name="P4"><text:span text:style-name="T3">若</text:span><text:span text:style-name="T1">VB</text:span><text:span text:style-name="T3">執行上面程式，則會在表單上的最左上角，到座標</text:span><text:span text:style-name="T1">(1000,1000)</text:span><text:span text:style-name="T3">畫一條斜直線，如下圖：</text:span><text:span text:style-name="T1"><text:line-break/></text:span><text:span text:style-name="T5"><draw:a xlink:type="simple" xlink:href="http://www.flickr.com/photos/29461050@N07/3932350659/"><draw:frame draw:style-name="fr1" draw:name="圖形4" text:anchor-type="as-char" svg:width="8.961cm" svg:height="6.95cm" draw:z-index="2"><draw:image xlink:href="http://farm3.static.flickr.com/2640/3932350659_502281d624_o.png" xlink:type="simple" xlink:show="embed" xlink:actuate="onLoad"/><svg:title>sshot-4</svg:title></draw:frame></draw:a></text:span></text:p>
      <text:h text:style-name="P6" text:outline-level="3"><text:span text:style-name="T4">改變直線的顏色</text:span><text:span text:style-name="T2">(ForeColor)</text:span></text:h>
      <text:p text:style-name="P4"><text:span text:style-name="T3">直線的顏色取決於表單的</text:span><text:span text:style-name="T1">ForeColor</text:span><text:span text:style-name="T3">屬性，更變</text:span><text:span text:style-name="T1">ForeColor</text:span><text:span text:style-name="T3">屬性後畫出的</text:span><text:span text:style-name="T1">Line</text:span><text:span text:style-name="T3">直線，顏色會等於</text:span><text:span text:style-name="T1">ForeColor</text:span><text:span text:style-name="T3">，如下圖：</text:span><text:span text:style-name="T1"><text:line-break/></text:span><text:soft-page-break/><text:span text:style-name="T5"><draw:a xlink:type="simple" xlink:href="http://www.flickr.com/photos/29461050@N07/3933140544/"><draw:frame draw:style-name="fr1" draw:name="圖形5" text:anchor-type="as-char" svg:width="9.172cm" svg:height="7.056cm" draw:z-index="3"><draw:image xlink:href="http://farm3.static.flickr.com/2458/3933140544_dcbc722305_o.png" xlink:type="simple" xlink:show="embed" xlink:actuate="onLoad"/><svg:title>sshot-5</svg:title></draw:frame></draw:a></text:span></text:p>
      <text:h text:style-name="P6" text:outline-level="3"><text:span text:style-name="T2">256</text:span><text:span text:style-name="T4">色碼轉換</text:span><text:span text:style-name="T2">(RGB)</text:span></text:h>
      <text:p text:style-name="P1"><text:span text:style-name="T1">VB</text:span><text:span text:style-name="T3">提供了</text:span><text:span text:style-name="T1">RGB</text:span><text:span text:style-name="T3">函數，能將</text:span><text:span text:style-name="T1">RGB</text:span><text:span text:style-name="T3">三原色的值</text:span><text:span text:style-name="T1">(0~255)</text:span><text:span text:style-name="T3">，轉成一個十進位的數值。</text:span></text:p>
      <text:p text:style-name="P2">格式如下：</text:p>
      <text:p text:style-name="P14"><text:span text:style-name="T1">RGB(R</text:span><text:span text:style-name="T3">值</text:span><text:span text:style-name="T1">(0~255),G</text:span><text:span text:style-name="T3">值</text:span><text:span text:style-name="T1">(0~255),B</text:span><text:span text:style-name="T3">值</text:span><text:span text:style-name="T1">(0~255))</text:span></text:p>
      <text:p text:style-name="P2">舉例：</text:p>
      <text:p text:style-name="P15">RGB(255, 255, 255)</text:p>
      <text:p text:style-name="P1"><text:span text:style-name="T1">R=255,G=255,B=255</text:span><text:span text:style-name="T3">，這是白色的</text:span><text:span text:style-name="T1">RGB</text:span><text:span text:style-name="T3">值。經過</text:span><text:span text:style-name="T1">RGB</text:span><text:span text:style-name="T3">函數轉換後，會傳回「</text:span><text:span text:style-name="T1">16777215</text:span><text:span text:style-name="T3">」。而「</text:span><text:span text:style-name="T1">16777215</text:span><text:span text:style-name="T3">」再經由</text:span><text:span text:style-name="T1">Hex</text:span><text:span text:style-name="T3">函數</text:span><text:span text:style-name="T1">(10</text:span><text:span text:style-name="T3">進位轉</text:span><text:span text:style-name="T1">16</text:span><text:span text:style-name="T3">進位</text:span><text:span text:style-name="T1">)</text:span><text:span text:style-name="T3">傳回的值為「</text:span><text:span text:style-name="T1">FFFFFF</text:span><text:span text:style-name="T3">」。</text:span></text:p>
      <text:p text:style-name="P1"><text:span text:style-name="T1">RGB</text:span><text:span text:style-name="T3">函數通常跟更改顏色的屬性合用，例如：</text:span></text:p>
      <text:p text:style-name="P15">Form1.ForeColor=RGB(255, 255, 255)</text:p>
      <text:p text:style-name="P4"><text:span text:style-name="T3">經過以上的程式碼，</text:span><text:span text:style-name="T1">Form1</text:span><text:span text:style-name="T3">上畫出來的直線便會為白色的。如下圖：</text:span><text:span text:style-name="T1"><text:line-break/></text:span><text:soft-page-break/><text:span text:style-name="T5"><draw:a xlink:type="simple" xlink:href="http://www.flickr.com/photos/29461050@N07/3933155732/"><draw:frame draw:style-name="fr1" draw:name="圖形6" text:anchor-type="as-char" svg:width="9.172cm" svg:height="7.056cm" draw:z-index="4"><draw:image xlink:href="http://farm3.static.flickr.com/2498/3933155732_34fd43be38_o.png" xlink:type="simple" xlink:show="embed" xlink:actuate="onLoad"/><svg:title>sshot-6</svg:title></draw:frame></draw:a></text:span></text:p>
      <text:h text:style-name="P6" text:outline-level="3"><text:span text:style-name="T4">直線寬度</text:span><text:span text:style-name="T2">(DrawWidth)</text:span></text:h>
      <text:p text:style-name="P4"><text:span text:style-name="T1">VB</text:span><text:span text:style-name="T3">表單提供了</text:span><text:span text:style-name="T1">DrawWidth</text:span><text:span text:style-name="T3">屬性</text:span><text:span text:style-name="T1">(</text:span><text:span text:style-name="T3">預設值為</text:span><text:span text:style-name="T1">1)</text:span><text:span text:style-name="T3">，</text:span><text:span text:style-name="T1">DrawWidth</text:span><text:span text:style-name="T3">值愈大，畫出來得直線愈粗。下圖是</text:span><text:span text:style-name="T1">DrawWidth=10</text:span><text:span text:style-name="T3">時的</text:span><text:span text:style-name="T1">Line</text:span><text:span text:style-name="T3">變化：</text:span><text:span text:style-name="T1"><text:line-break/></text:span><text:span text:style-name="T5"><draw:a xlink:type="simple" xlink:href="http://www.flickr.com/photos/29461050@N07/3933162092/"><draw:frame draw:style-name="fr1" draw:name="圖形7" text:anchor-type="as-char" svg:width="9.172cm" svg:height="7.056cm" draw:z-index="5"><draw:image xlink:href="http://farm3.static.flickr.com/2504/3933162092_f4ace01e63_o.png" xlink:type="simple" xlink:show="embed" xlink:actuate="onLoad"/><svg:title>sshot-7</svg:title></draw:frame></draw:a></text:span></text:p>
      <text:h text:style-name="P6" text:outline-level="3"><text:span text:style-name="T4">自動重繪</text:span><text:span text:style-name="T2">(AutoRedraw)</text:span></text:h>
      <text:p text:style-name="P1"><text:span text:style-name="T1">VB</text:span><text:span text:style-name="T3">表單中有</text:span><text:span text:style-name="T1">AutoRedraw</text:span><text:span text:style-name="T3">屬性</text:span><text:span text:style-name="T1">(</text:span><text:span text:style-name="T3">預設值為</text:span><text:span text:style-name="T1">False)</text:span><text:span text:style-name="T3">，</text:span><text:span text:style-name="T1">AutoRedraw</text:span><text:span text:style-name="T3">是自動重繪。</text:span></text:p>
      <text:p text:style-name="P2">自動重繪是什麼？比較下面兩張圖就知道了：</text:p>
      <text:p text:style-name="P4"><text:soft-page-break/><text:span text:style-name="T6"><draw:a xlink:type="simple" xlink:href="http://www.flickr.com/photos/29461050@N07/3932386969/"><draw:frame draw:style-name="fr1" draw:name="圖形8" text:anchor-type="as-char" svg:width="9.172cm" svg:height="8.299cm" draw:z-index="6"><draw:image xlink:href="http://farm3.static.flickr.com/2666/3932386969_d2e090c226_o.png" xlink:type="simple" xlink:show="embed" xlink:actuate="onLoad"/><svg:title>sshot-8</svg:title></draw:frame></draw:a></text:span><text:span text:style-name="T1"><text:line-break/></text:span><text:span text:style-name="T5"><draw:a xlink:type="simple" xlink:href="http://www.flickr.com/photos/29461050@N07/3933169212/"><draw:frame draw:style-name="fr1" draw:name="圖形9" text:anchor-type="as-char" svg:width="9.172cm" svg:height="8.299cm" draw:z-index="7"><draw:image xlink:href="http://farm3.static.flickr.com/2507/3933169212_ceabe8e361_o.png" xlink:type="simple" xlink:show="embed" xlink:actuate="onLoad"/><svg:title>sshot-9</svg:title></draw:frame></draw:a></text:span></text:p>
      <text:p text:style-name="P4"><text:span text:style-name="T3">上圖是</text:span><text:span text:style-name="T1">AutoRedraw=True(</text:span><text:span text:style-name="T3">開啟自動重繪</text:span><text:span text:style-name="T1">)</text:span><text:span text:style-name="T3">的情況，下圖是</text:span><text:span text:style-name="T1">AutoRedraw=False(</text:span><text:span text:style-name="T3">未開啟自動重繪</text:span><text:span text:style-name="T1">)</text:span><text:span text:style-name="T3">的情況。當</text:span><text:span text:style-name="T1">AutoRedraw=False</text:span><text:span text:style-name="T3">時，表單上的繪圖線段、文字、幾何，如果被其它視窗蓋住了，該部分就會被洗掉。當然，本文中所教的色彩漸層也是一樣，如果</text:span><text:span text:style-name="T1">AutoRedraw=False</text:span><text:span text:style-name="T3">，那麼如果表單被其它視窗蓋住，該部分的漸層又會回到原本的背景底色了，如下圖：</text:span><text:span text:style-name="T1"><text:line-break/></text:span><text:soft-page-break/><text:span text:style-name="T5"><draw:a xlink:type="simple" xlink:href="http://www.flickr.com/photos/29461050@N07/3932397815/"><draw:frame draw:style-name="fr1" draw:name="圖形10" text:anchor-type="as-char" svg:width="13.062cm" svg:height="8.643cm" draw:z-index="8"><draw:image xlink:href="http://farm3.static.flickr.com/2469/3932397815_e0642c2274_o.png" xlink:type="simple" xlink:show="embed" xlink:actuate="onLoad"/><svg:title>sshot-10</svg:title></draw:frame></draw:a></text:span></text:p>
      <text:h text:style-name="P7" text:outline-level="2">如何用畫線的方式達成色彩漸層</text:h>
      <text:p text:style-name="P1"><text:span text:style-name="T3">學會了</text:span><text:span text:style-name="T1">Line</text:span><text:span text:style-name="T3">的畫線方法，我們就可以開始思考如何用畫線的方式達成色彩漸層了。什麼是漸層？就是某顏色從某起始點，漸漸的轉為終點的另一顏色，而這個轉移過程，顏色絕對是成比例的，不然顏色就會斷斷續續，那就不叫漸層了。因此我們要取得起始顏色跟終點顏色的差值，再除以會出現的線數，來求其等差。要如何得知從起始顏色到終點顏色共會畫幾條線呢？我們可以看看表單的</text:span><text:span text:style-name="T1">ScaleWidth</text:span><text:span text:style-name="T3">屬性，或是</text:span><text:span text:style-name="T1">ScaleHeight</text:span><text:span text:style-name="T3">屬性。</text:span><text:span text:style-name="T1">ScaleWidth</text:span><text:span text:style-name="T3">是只表單內從最左邊到最右邊的單位大小，而</text:span><text:span text:style-name="T1">ScaleHeight</text:span><text:span text:style-name="T3">則是表單內最上面到最下面的單位大小。利用此兩種屬性，我們也可以繪製出正好等長於</text:span><text:span text:style-name="T1">ScaleWidth</text:span><text:span text:style-name="T3">或是</text:span><text:span text:style-name="T1">ScaleHeight</text:span><text:span text:style-name="T3">的線段。如果你是畫水平線，那麼</text:span><text:span text:style-name="T1">ScaleHeight/DrawWidth</text:span><text:span text:style-name="T3">將會是你線的數量，</text:span><text:span text:style-name="T1">ScaleWidth</text:span><text:span text:style-name="T3">將會是你線的長度；反之，如果你是畫垂直線，那麼</text:span><text:span text:style-name="T1">ScaleWidth/DrawWidth</text:span><text:span text:style-name="T3">將會是你線的數量，</text:span><text:span text:style-name="T1">ScaleHeight</text:span><text:span text:style-name="T3">將會是你線的長度。利用此方法便可以繪製出線性漸層了。</text:span></text:p>
      <text:p text:style-name="P5"><text:span text:style-name="T8">這樣說明你可能還是會霧煞煞，我們就來</text:span><text:span text:style-name="Strong_20_Emphasis"><text:span text:style-name="T9">先做做看「由左到右」的線性漸層</text:span></text:span><text:span text:style-name="T8">吧！</text:span></text:p>
      <text:p text:style-name="P4"><text:span text:style-name="T3">要做由左到右的色彩漸層，你覺得要如何畫線呢？從左到右線的顏色都是不同的，所以絕對是畫垂直線也就是起始點為</text:span><text:span text:style-name="T1">(X,0)</text:span><text:span text:style-name="T3">終點為</text:span><text:span text:style-name="T1">(X,ScaleHeight)</text:span><text:span text:style-name="T3">的直線，</text:span><text:span text:style-name="T1">X</text:span><text:span text:style-name="T3">為變數，就是你畫線的</text:span><text:span text:style-name="T1">X</text:span><text:span text:style-name="T3">位置，每畫一條線，</text:span><text:span text:style-name="T1">X</text:span><text:span text:style-name="T3">就必須加</text:span><text:span text:style-name="T1">DrawWidth</text:span><text:span text:style-name="T3">。每次畫線前，</text:span><text:span text:style-name="T1">ForeColor</text:span><text:span text:style-name="T3">就必須以等差的方式接近終點顏色。把這些項目都考慮到程式裡去後，就能夠寫出程式了！</text:span><text:span text:style-name="T1"><text:line-break/></text:span><text:soft-page-break/><text:span text:style-name="T5"><draw:a xlink:type="simple" xlink:href="http://www.flickr.com/photos/29461050@N07/3933235146/"><draw:frame draw:style-name="fr1" draw:name="圖形11" text:anchor-type="as-char" svg:width="13.062cm" svg:height="8.643cm" draw:z-index="9"><draw:image xlink:href="http://farm4.static.flickr.com/3019/3933235146_320e510b19_o.png" xlink:type="simple" xlink:show="embed" xlink:actuate="onLoad"/><svg:title>sshot-11</svg:title></draw:frame></draw:a></text:span></text:p>
      <text:h text:style-name="P7" text:outline-level="2">程式碼提供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8">1</text:p>
            <text:p text:style-name="P12">2</text:p>
            <text:p text:style-name="P12">3</text:p>
            <text:p text:style-name="P12">4</text:p>
            <text:p text:style-name="P12">5</text:p>
            <text:p text:style-name="P12">6</text:p>
            <text:p text:style-name="P12">7</text:p>
            <text:p text:style-name="P12">8</text:p>
            <text:p text:style-name="P12">9</text:p>
            <text:p text:style-name="P12">10</text:p>
            <text:p text:style-name="P12">11</text:p>
            <text:p text:style-name="P12">12</text:p>
            <text:p text:style-name="P12">13</text:p>
            <text:p text:style-name="P12">14</text:p>
            <text:p text:style-name="P12">15</text:p>
            <text:p text:style-name="P12">16</text:p>
            <text:p text:style-name="P12">17</text:p>
            <text:p text:style-name="P12">18</text:p>
            <text:p text:style-name="P12">19</text:p>
            <text:p text:style-name="P12">20</text:p>
            <text:p text:style-name="P12">21</text:p>
            <text:p text:style-name="P12">22</text:p>
            <text:p text:style-name="P12">23</text:p>
            <text:p text:style-name="P12">24</text:p>
            <text:p text:style-name="P12">25</text:p>
            <text:p text:style-name="P12">26</text:p>
            <text:p text:style-name="P12">27</text:p>
            <text:p text:style-name="P12">28</text:p>
            <text:p text:style-name="P12">29</text:p>
            <text:p text:style-name="P12"><text:soft-page-break/>30</text:p>
            <text:p text:style-name="P12">31</text:p>
            <text:p text:style-name="P12">32</text:p>
            <text:p text:style-name="P12">33</text:p>
            <text:p text:style-name="P12">34</text:p>
            <text:p text:style-name="P12">35</text:p>
            <text:p text:style-name="P12">36</text:p>
            <text:p text:style-name="P12">37</text:p>
            <text:p text:style-name="P12">38</text:p>
            <text:p text:style-name="P12">39</text:p>
            <text:p text:style-name="P12">40</text:p>
            <text:p text:style-name="P12">41</text:p>
            <text:p text:style-name="P12">42</text:p>
            <text:p text:style-name="P12">43</text:p>
            <text:p text:style-name="P12">44</text:p>
            <text:p text:style-name="P12">45</text:p>
            <text:p text:style-name="P12">46</text:p>
            <text:p text:style-name="P12">47</text:p>
            <text:p text:style-name="P12">48</text:p>
            <text:p text:style-name="P12">49</text:p>
            <text:p text:style-name="P12">50</text:p>
            <text:p text:style-name="P12">51</text:p>
            <text:p text:style-name="P12">52</text:p>
            <text:p text:style-name="P12">53</text:p>
            <text:p text:style-name="P12">54</text:p>
            <text:p text:style-name="P12">55</text:p>
            <text:p text:style-name="P12">56</text:p>
            <text:p text:style-name="P12">57</text:p>
            <text:p text:style-name="P12">58</text:p>
            <text:p text:style-name="P12">59</text:p>
            <text:p text:style-name="P12">60</text:p>
            <text:p text:style-name="P12">61</text:p>
            <text:p text:style-name="P12">62</text:p>
            <text:p text:style-name="P12">63</text:p>
            <text:p text:style-name="P12">64</text:p>
            <text:p text:style-name="P12">65</text:p>
            <text:p text:style-name="P12">66</text:p>
            <text:p text:style-name="P12">67</text:p>
            <text:p text:style-name="P12">68</text:p>
            <text:p text:style-name="P12">69</text:p>
            <text:p text:style-name="P12">70</text:p>
            <text:p text:style-name="P12">71</text:p>
            <text:p text:style-name="P12">72</text:p>
            <text:p text:style-name="P12">73</text:p>
            <text:p text:style-name="P12">74</text:p>
            <text:p text:style-name="P12">75</text:p>
            <text:p text:style-name="P12"><text:soft-page-break/>76</text:p>
            <text:p text:style-name="P12">77</text:p>
            <text:p text:style-name="P12">78</text:p>
            <text:p text:style-name="P12">79</text:p>
            <text:p text:style-name="P12">80</text:p>
            <text:p text:style-name="P12">81</text:p>
            <text:p text:style-name="P12">82</text:p>
            <text:p text:style-name="P12">83</text:p>
            <text:p text:style-name="P12">84</text:p>
            <text:p text:style-name="P12">85</text:p>
            <text:p text:style-name="P12">86</text:p>
            <text:p text:style-name="P12">87</text:p>
            <text:p text:style-name="P12">88</text:p>
            <text:p text:style-name="P12">89</text:p>
            <text:p text:style-name="P12">90</text:p>
            <text:p text:style-name="P12">91</text:p>
            <text:p text:style-name="P12">92</text:p>
            <text:p text:style-name="P12">93</text:p>
            <text:p text:style-name="P12">94</text:p>
            <text:p text:style-name="P12">95</text:p>
            <text:p text:style-name="P12">96</text:p>
            <text:p text:style-name="P12">97</text:p>
            <text:p text:style-name="P12">98</text:p>
            <text:p text:style-name="P12">99</text:p>
            <text:p text:style-name="P12">100</text:p>
            <text:p text:style-name="P12">101</text:p>
            <text:p text:style-name="P12">102</text:p>
            <text:p text:style-name="P12">103</text:p>
            <text:p text:style-name="P12">104</text:p>
            <text:p text:style-name="P12">105</text:p>
            <text:p text:style-name="P12">106</text:p>
            <text:p text:style-name="P12">107</text:p>
            <text:p text:style-name="P12">108</text:p>
            <text:p text:style-name="P8">109</text:p>
          </table:table-cell>
          <table:table-cell table:style-name="表格1.B1" office:value-type="string">
            <text:p text:style-name="P9"><text:span text:style-name="T11">Sub</text:span><text:span text:style-name="T14"> LineGradient(</text:span><text:span text:style-name="T12">ByVal</text:span><text:span text:style-name="T14"> R1 </text:span><text:span text:style-name="T12">As</text:span><text:span text:style-name="T14"> </text:span><text:span text:style-name="T13">Single</text:span><text:span text:style-name="T14">, G1 </text:span><text:span text:style-name="T12">As</text:span><text:span text:style-name="T14"> </text:span><text:span text:style-name="T13">Single</text:span><text:span text:style-name="T14">, B1 </text:span><text:span text:style-name="T12">As</text:span><text:span text:style-name="T14"> </text:span><text:span text:style-name="T13">Single</text:span><text:span text:style-name="T14">, R2 </text:span><text:span text:style-name="T12">As</text:span><text:span text:style-name="T14"> </text:span><text:span text:style-name="T13">Single</text:span><text:span text:style-name="T14">, G2 </text:span><text:span text:style-name="T12">As</text:span><text:span text:style-name="T14"> </text:span><text:span text:style-name="T13">Single</text:span><text:span text:style-name="T14">, B2 </text:span><text:span text:style-name="T12">As</text:span><text:span text:style-name="T14"> </text:span><text:span text:style-name="T13">Single</text:span><text:span text:style-name="T14">, Types </text:span><text:span text:style-name="T12">As</text:span><text:span text:style-name="T14"> </text:span><text:span text:style-name="T13">Integer</text:span><text:span text:style-name="T14">) </text:span><text:span text:style-name="T16">'</text:span><text:span text:style-name="T17">線性漸層副程式</text:span></text:p>
            <text:p text:style-name="P10"><text:span text:style-name="T14">'R1,G1,B1</text:span><text:span text:style-name="T15">為起始的</text:span><text:span text:style-name="T14">RGB</text:span><text:span text:style-name="T15">顏色值，</text:span><text:span text:style-name="T14">R2,G2,B2</text:span><text:span text:style-name="T15">為終止的</text:span><text:span text:style-name="T14">RGB</text:span><text:span text:style-name="T15">顏色值，</text:span><text:span text:style-name="T14">Types</text:span><text:span text:style-name="T15">為漸層類型</text:span><text:span text:style-name="T14">(1~5)</text:span></text:p>
            <text:p text:style-name="P13"/>
            <text:p text:style-name="P9"><text:s text:c="4"/><text:span text:style-name="T14">Me.ScaleMode = 1 </text:span><text:span text:style-name="T16">'</text:span><text:span text:style-name="T17">以</text:span><text:span text:style-name="T16">Twip</text:span><text:span text:style-name="T17">為單位</text:span></text:p>
            <text:p text:style-name="P9"><text:s text:c="4"/><text:span text:style-name="T14">Me.AutoRedraw = </text:span><text:span text:style-name="T18">True</text:span><text:span text:style-name="T14"> </text:span><text:span text:style-name="T16">'</text:span><text:span text:style-name="T17">開啟自動重繪</text:span></text:p>
            <text:p text:style-name="P9"><text:s text:c="4"/><text:span text:style-name="T14">Me.DrawWidth = 1 </text:span><text:span text:style-name="T16">'</text:span><text:span text:style-name="T17">愈小品質愈好，但愈</text:span><text:span text:style-name="T16">LAG</text:span></text:p>
            <text:p text:style-name="P13"/>
            <text:p text:style-name="P9"><text:s text:c="4"/><text:span text:style-name="T12">Dim</text:span><text:span text:style-name="T14"> Rd </text:span><text:span text:style-name="T12">As</text:span><text:span text:style-name="T14"> </text:span><text:span text:style-name="T13">Single</text:span><text:span text:style-name="T14">, Gd </text:span><text:span text:style-name="T12">As</text:span><text:span text:style-name="T14"> </text:span><text:span text:style-name="T13">Single</text:span><text:span text:style-name="T14">, Bd </text:span><text:span text:style-name="T12">As</text:span><text:span text:style-name="T14"> </text:span><text:span text:style-name="T13">Single</text:span><text:span text:style-name="T14"> </text:span><text:span text:style-name="T16">'</text:span><text:span text:style-name="T17">儲存</text:span><text:span text:style-name="T16">RGB</text:span><text:span text:style-name="T17">的單位差值</text:span></text:p>
            <text:p text:style-name="P9"><text:s text:c="4"/><text:span text:style-name="T12">Dim</text:span><text:span text:style-name="T14"> I </text:span><text:span text:style-name="T12">As</text:span><text:span text:style-name="T14"> </text:span><text:span text:style-name="T13">Integer</text:span><text:span text:style-name="T14"> </text:span><text:span text:style-name="T16">'I</text:span><text:span text:style-name="T17">為</text:span><text:span text:style-name="T16">For</text:span><text:span text:style-name="T17">迴圈的計次變數</text:span></text:p>
            <text:p text:style-name="P9"><text:s text:c="4"/><text:span text:style-name="T20">Select</text:span><text:span text:style-name="T14"> </text:span><text:span text:style-name="T20">Case</text:span><text:span text:style-name="T14"> Types</text:span></text:p>
            <text:p text:style-name="P9"><text:s text:c="8"/><text:span text:style-name="T20">Case</text:span><text:span text:style-name="T14"> 1 </text:span><text:span text:style-name="T16">'</text:span><text:span text:style-name="T17">左到右漸層</text:span></text:p>
            <text:p text:style-name="P9"><text:s text:c="12"/><text:span text:style-name="T14">Rd = (R2 - R1) / Me.ScaleWidth * Me.DrawWidth </text:span><text:span text:style-name="T16">'</text:span><text:span text:style-name="T17">計算</text:span><text:span text:style-name="T16">R1</text:span><text:span text:style-name="T17">與</text:span><text:span text:style-name="T16">R2</text:span><text:span text:style-name="T17">的差值，看它每個間隔差了多少數值</text:span></text:p>
            <text:p text:style-name="P9"><text:s text:c="12"/><text:span text:style-name="T14">Gd = (G2 - G1) / Me.ScaleWidth * Me.DrawWidth </text:span><text:span text:style-name="T16">'</text:span><text:span text:style-name="T17">計算</text:span><text:span text:style-name="T16">G1</text:span><text:span text:style-name="T17">與</text:span><text:span text:style-name="T16">G2</text:span><text:span text:style-name="T17">的差值，看它每個間隔差了多少數值</text:span></text:p>
            <text:p text:style-name="P9"><text:s text:c="12"/><text:span text:style-name="T14">Bd = (B2 - B1) / Me.ScaleWidth * Me.DrawWidth </text:span><text:span text:style-name="T16">'</text:span><text:span text:style-name="T17">計算</text:span><text:span text:style-name="T16">B1</text:span><text:span text:style-name="T17">與</text:span><text:span text:style-name="T16">B2</text:span><text:span text:style-name="T17">的差值，看它每個間隔差了多少數值</text:span></text:p>
            <text:p text:style-name="P9"><text:s text:c="12"/><text:span text:style-name="T20">For</text:span><text:span text:style-name="T14"> I = 0 </text:span><text:span text:style-name="T20">To</text:span><text:span text:style-name="T14"> Me.ScaleWidth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I, 0)-(I, Me.ScaleHeight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垂直線</text:span><text:span text:style-name="T16">)</text:span></text:p>
            <text:p text:style-name="P9"><text:s text:c="16"/><text:span text:style-name="T14">R1 = R1 + Rd </text:span><text:span text:style-name="T16">'</text:span><text:span text:style-name="T17">原</text:span><text:span text:style-name="T16">R1</text:span><text:span text:style-name="T17">加上間隔數值，便可以以固定比例來進行顏色更變</text:span></text:p>
            <text:p text:style-name="P9"><text:s text:c="16"/><text:span text:style-name="T14">G1 = G1 + Gd </text:span><text:span text:style-name="T16">'</text:span><text:span text:style-name="T17">原</text:span><text:span text:style-name="T16">G1</text:span><text:span text:style-name="T17">加上間隔數值，便可以以固定比例來進行顏色更變</text:span></text:p>
            <text:p text:style-name="P9"><text:s text:c="16"/><text:span text:style-name="T14">B1 = B1 + Bd </text:span><text:span text:style-name="T16">'</text:span><text:span text:style-name="T17">原</text:span><text:span text:style-name="T16">B1</text:span><text:span text:style-name="T17">加上間隔數值，便可以以固定比例來進行顏色更變</text:span></text:p>
            <text:p text:style-name="P9"><text:s text:c="12"/><text:span text:style-name="T20">Next</text:span><text:span text:style-name="T14"> I</text:span></text:p>
            <text:p text:style-name="P9"><text:s text:c="8"/><text:span text:style-name="T20">Case</text:span><text:span text:style-name="T14"> 2 </text:span><text:span text:style-name="T16">'</text:span><text:span text:style-name="T17">上到下漸層</text:span></text:p>
            <text:p text:style-name="P9"><text:s text:c="12"/><text:span text:style-name="T14">Rd = (R2 - R1) / Me.ScaleHeight * Me.DrawWidth </text:span><text:span text:style-name="T16">'</text:span><text:span text:style-name="T17">計算</text:span><text:span text:style-name="T16">R1</text:span><text:span text:style-name="T17">與</text:span><text:span text:style-name="T16">R2</text:span><text:span text:style-name="T17">的差值，看它每個間隔差了多少數值</text:span></text:p>
            <text:p text:style-name="P9"><text:soft-page-break/><text:s text:c="12"/><text:span text:style-name="T14">Gd = (G2 - G1) / Me.ScaleHeight * Me.DrawWidth </text:span><text:span text:style-name="T16">'</text:span><text:span text:style-name="T17">計算</text:span><text:span text:style-name="T16">G1</text:span><text:span text:style-name="T17">與</text:span><text:span text:style-name="T16">G2</text:span><text:span text:style-name="T17">的差值，看它每個間隔差了多少數值</text:span></text:p>
            <text:p text:style-name="P9"><text:s text:c="12"/><text:span text:style-name="T14">Bd = (B2 - B1) / Me.ScaleHeight * Me.DrawWidth </text:span><text:span text:style-name="T16">'</text:span><text:span text:style-name="T17">計算</text:span><text:span text:style-name="T16">B1</text:span><text:span text:style-name="T17">與</text:span><text:span text:style-name="T16">B2</text:span><text:span text:style-name="T17">的差值，看它每個間隔差了多少數值</text:span></text:p>
            <text:p text:style-name="P9"><text:s text:c="12"/><text:span text:style-name="T20">For</text:span><text:span text:style-name="T14"> I = 0 </text:span><text:span text:style-name="T20">To</text:span><text:span text:style-name="T14"> Me.ScaleHeight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0, I)-(Me.ScaleWidth, I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水平橫線</text:span><text:span text:style-name="T16">)</text:span></text:p>
            <text:p text:style-name="P9"><text:s text:c="16"/><text:span text:style-name="T14">R1 = R1 + Rd </text:span><text:span text:style-name="T16">'</text:span><text:span text:style-name="T17">原</text:span><text:span text:style-name="T16">R1</text:span><text:span text:style-name="T17">加上間隔數值，便可以以固定比例來進行顏色更變</text:span></text:p>
            <text:p text:style-name="P9"><text:s text:c="16"/><text:span text:style-name="T14">G1 = G1 + Gd </text:span><text:span text:style-name="T16">'</text:span><text:span text:style-name="T17">原</text:span><text:span text:style-name="T16">G1</text:span><text:span text:style-name="T17">加上間隔數值，便可以以固定比例來進行顏色更變</text:span></text:p>
            <text:p text:style-name="P9"><text:s text:c="16"/><text:span text:style-name="T14">B1 = B1 + Bd </text:span><text:span text:style-name="T16">'</text:span><text:span text:style-name="T17">原</text:span><text:span text:style-name="T16">B1</text:span><text:span text:style-name="T17">加上間隔數值，便可以以固定比例來進行顏色更變</text:span></text:p>
            <text:p text:style-name="P9"><text:s text:c="12"/><text:span text:style-name="T20">Next</text:span><text:span text:style-name="T14"> I</text:span></text:p>
            <text:p text:style-name="P9"><text:s text:c="8"/><text:span text:style-name="T20">Case</text:span><text:span text:style-name="T14"> 3 </text:span><text:span text:style-name="T16">'</text:span><text:span text:style-name="T17">左中右漸層</text:span></text:p>
            <text:p text:style-name="P9"><text:s text:c="12"/><text:span text:style-name="T14">Rd = (R2 - R1) / Me.ScaleWidth * Me.DrawWidth * 2 </text:span><text:span text:style-name="T16">'</text:span><text:span text:style-name="T17">計算</text:span><text:span text:style-name="T16">R1</text:span><text:span text:style-name="T17">與</text:span><text:span text:style-name="T16">R2</text:span><text:span text:style-name="T17">的差值，看它每個間隔差了多少數值</text:span><text:span text:style-name="T16">(</text:span><text:span text:style-name="T17">算到中間部分，故</text:span><text:span text:style-name="T16">Me.ScaleWidth</text:span><text:span text:style-name="T17">要先除</text:span><text:span text:style-name="T16">2</text:span><text:span text:style-name="T17">，即</text:span><text:span text:style-name="T16">Rd</text:span><text:span text:style-name="T17">乘</text:span><text:span text:style-name="T16">2)</text:span></text:p>
            <text:p text:style-name="P9"><text:s text:c="12"/><text:span text:style-name="T14">Gd = (G2 - G1) / Me.ScaleWidth * Me.DrawWidth * 2 </text:span><text:span text:style-name="T16">'</text:span><text:span text:style-name="T17">計算</text:span><text:span text:style-name="T16">G1</text:span><text:span text:style-name="T17">與</text:span><text:span text:style-name="T16">G2</text:span><text:span text:style-name="T17">的差值，看它每個間隔差了多少數值</text:span><text:span text:style-name="T16">(</text:span><text:span text:style-name="T17">算到中間部分，故</text:span><text:span text:style-name="T16">Me.ScaleWidth</text:span><text:span text:style-name="T17">要先除</text:span><text:span text:style-name="T16">2</text:span><text:span text:style-name="T17">，即</text:span><text:span text:style-name="T16">Gd</text:span><text:span text:style-name="T17">乘</text:span><text:span text:style-name="T16">2)</text:span></text:p>
            <text:p text:style-name="P9"><text:s text:c="12"/><text:span text:style-name="T14">Bd = (B2 - B1) / Me.ScaleWidth * Me.DrawWidth * 2 </text:span><text:span text:style-name="T16">'</text:span><text:span text:style-name="T17">計算</text:span><text:span text:style-name="T16">B1</text:span><text:span text:style-name="T17">與</text:span><text:span text:style-name="T16">B2</text:span><text:span text:style-name="T17">的差值，看它每個間隔差了多少數值</text:span><text:span text:style-name="T16">(</text:span><text:span text:style-name="T17">算到中間部分，故</text:span><text:span text:style-name="T16">Me.ScaleWidth</text:span><text:span text:style-name="T17">要先除</text:span><text:span text:style-name="T16">2</text:span><text:span text:style-name="T17">，即</text:span><text:span text:style-name="T16">Bd</text:span><text:span text:style-name="T17">乘</text:span><text:span text:style-name="T16">2)</text:span></text:p>
            <text:p text:style-name="P9"><text:s text:c="12"/><text:span text:style-name="T20">For</text:span><text:span text:style-name="T14"> I = 0 </text:span><text:span text:style-name="T20">To</text:span><text:span text:style-name="T14"> Me.ScaleWidth / 2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text:span text:style-name="T16">(</text:span><text:span text:style-name="T17">到</text:span><text:span text:style-name="T16">Me.ScaleWidth</text:span><text:span text:style-name="T17">的一半</text:span><text:span text:style-name="T16">)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I, 0)-(I, Me.ScaleHeight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垂直線</text:span><text:span text:style-name="T16">)</text:span></text:p>
            <text:p text:style-name="P9"><text:s text:c="16"/><text:span text:style-name="T14">R1 = R1 + Rd </text:span><text:span text:style-name="T16">'</text:span><text:span text:style-name="T17">原</text:span><text:span text:style-name="T16">R1</text:span><text:span text:style-name="T17">加上間隔數值，便可以以固定比例來進行顏色更變</text:span></text:p>
            <text:p text:style-name="P9"><text:s text:c="16"/><text:span text:style-name="T14">G1 = G1 + Gd </text:span><text:span text:style-name="T16">'</text:span><text:span text:style-name="T17">原</text:span><text:span text:style-name="T16">G1</text:span><text:span text:style-name="T17">加上間隔數值，便可以以固定比例來進行顏色更變</text:span></text:p>
            <text:p text:style-name="P9"><text:s text:c="16"/><text:span text:style-name="T14">B1 = B1 + Bd </text:span><text:span text:style-name="T16">'</text:span><text:span text:style-name="T17">原</text:span><text:span text:style-name="T16">B1</text:span><text:span text:style-name="T17">加上間隔數值，便可以以固定比例來進行顏色更變</text:span></text:p>
            <text:p text:style-name="P9"><text:s text:c="12"/><text:span text:style-name="T20">Next</text:span><text:span text:style-name="T14"> I</text:span></text:p>
            <text:p text:style-name="P9"><text:s text:c="12"/><text:span text:style-name="T20">For</text:span><text:span text:style-name="T14"> I = Me.ScaleWidth / 2 </text:span><text:span text:style-name="T20">To</text:span><text:span text:style-name="T14"> Me.ScaleWidth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text:span text:style-name="T16">(</text:span><text:span text:style-name="T17">從</text:span><text:span text:style-name="T16">Me.ScaleWidth</text:span><text:span text:style-name="T17">的一半到</text:span><text:span text:style-name="T16">Me.ScaleWidth</text:span><text:span text:style-name="T17">，反轉漸層</text:span><text:span text:style-name="T16">)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I, 0)-(I, Me.ScaleHeight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垂直線</text:span><text:span text:style-name="T16">)</text:span></text:p>
            <text:p text:style-name="P9"><text:s text:c="16"/><text:span text:style-name="T14">R1 = R1 - Rd </text:span><text:span text:style-name="T16">'</text:span><text:span text:style-name="T17">原</text:span><text:span text:style-name="T16">R1</text:span><text:span text:style-name="T17">減掉間隔數值，便可以反轉漸層</text:span></text:p>
            <text:p text:style-name="P9"><text:s text:c="16"/><text:span text:style-name="T14">G1 = G1 - Gd </text:span><text:span text:style-name="T16">'</text:span><text:span text:style-name="T17">原</text:span><text:span text:style-name="T16">G1</text:span><text:span text:style-name="T17">減掉間隔數值，便可以反轉漸層</text:span></text:p>
            <text:p text:style-name="P9"><text:s text:c="16"/><text:span text:style-name="T14">B1 = B1 - Bd </text:span><text:span text:style-name="T16">'</text:span><text:span text:style-name="T17">原</text:span><text:span text:style-name="T16">B1</text:span><text:span text:style-name="T17">減掉間隔數值，便可以反轉漸層</text:span></text:p>
            <text:p text:style-name="P9"><text:s text:c="12"/><text:span text:style-name="T20">Next</text:span><text:span text:style-name="T14"> I</text:span></text:p>
            <text:p text:style-name="P9"><text:s text:c="8"/><text:span text:style-name="T20">Case</text:span><text:span text:style-name="T14"> 4 </text:span><text:span text:style-name="T16">'</text:span><text:span text:style-name="T17">上中下漸層</text:span></text:p>
            <text:p text:style-name="P9"><text:soft-page-break/><text:s text:c="12"/><text:span text:style-name="T14">Rd = (R2 - R1) / Me.ScaleHeight * Me.DrawWidth * 2 </text:span><text:span text:style-name="T16">'</text:span><text:span text:style-name="T17">計算</text:span><text:span text:style-name="T16">R1</text:span><text:span text:style-name="T17">與</text:span><text:span text:style-name="T16">R2</text:span><text:span text:style-name="T17">的差值，看它每個間隔差了多少數值</text:span><text:span text:style-name="T16">(</text:span><text:span text:style-name="T17">算到中間部分，故</text:span><text:span text:style-name="T16">Me.ScaleHeight</text:span><text:span text:style-name="T17">要先除</text:span><text:span text:style-name="T16">2</text:span><text:span text:style-name="T17">，即</text:span><text:span text:style-name="T16">Rd</text:span><text:span text:style-name="T17">乘</text:span><text:span text:style-name="T16">2)</text:span></text:p>
            <text:p text:style-name="P9"><text:s text:c="12"/><text:span text:style-name="T14">Gd = (G2 - G1) / Me.ScaleHeight * Me.DrawWidth * 2 </text:span><text:span text:style-name="T16">'</text:span><text:span text:style-name="T17">計算</text:span><text:span text:style-name="T16">G1</text:span><text:span text:style-name="T17">與</text:span><text:span text:style-name="T16">G2</text:span><text:span text:style-name="T17">的差值，看它每個間隔差了多少數值</text:span><text:span text:style-name="T16">(</text:span><text:span text:style-name="T17">算到中間部分，故</text:span><text:span text:style-name="T16">Me.ScaleWidth</text:span><text:span text:style-name="T17">要先除</text:span><text:span text:style-name="T16">2</text:span><text:span text:style-name="T17">，即</text:span><text:span text:style-name="T16">Gd</text:span><text:span text:style-name="T17">乘</text:span><text:span text:style-name="T16">2)</text:span></text:p>
            <text:p text:style-name="P9"><text:s text:c="12"/><text:span text:style-name="T14">Bd = (B2 - B1) / Me.ScaleHeight * Me.DrawWidth * 2 </text:span><text:span text:style-name="T16">'</text:span><text:span text:style-name="T17">計算</text:span><text:span text:style-name="T16">B1</text:span><text:span text:style-name="T17">與</text:span><text:span text:style-name="T16">B2</text:span><text:span text:style-name="T17">的差值，看它每個間隔差了多少數值</text:span><text:span text:style-name="T16">(</text:span><text:span text:style-name="T17">算到中間部分，故</text:span><text:span text:style-name="T16">Me.ScaleWidth</text:span><text:span text:style-name="T17">要先除</text:span><text:span text:style-name="T16">2</text:span><text:span text:style-name="T17">，即</text:span><text:span text:style-name="T16">Bd</text:span><text:span text:style-name="T17">乘</text:span><text:span text:style-name="T16">2)</text:span></text:p>
            <text:p text:style-name="P9"><text:s text:c="12"/><text:span text:style-name="T20">For</text:span><text:span text:style-name="T14"> I = 0 </text:span><text:span text:style-name="T20">To</text:span><text:span text:style-name="T14"> Me.ScaleHeight / 2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text:span text:style-name="T16">(</text:span><text:span text:style-name="T17">到</text:span><text:span text:style-name="T16">Me.ScaleHeight</text:span><text:span text:style-name="T17">的一半</text:span><text:span text:style-name="T16">)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0, I)-(Me.ScaleWidth, I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水平橫線</text:span><text:span text:style-name="T16">)</text:span></text:p>
            <text:p text:style-name="P9"><text:s text:c="16"/><text:span text:style-name="T14">R1 = R1 + Rd </text:span><text:span text:style-name="T16">'</text:span><text:span text:style-name="T17">原</text:span><text:span text:style-name="T16">R1</text:span><text:span text:style-name="T17">加上間隔數值，便可以以固定比例來進行顏色更變</text:span></text:p>
            <text:p text:style-name="P9"><text:s text:c="16"/><text:span text:style-name="T14">G1 = G1 + Gd </text:span><text:span text:style-name="T16">'</text:span><text:span text:style-name="T17">原</text:span><text:span text:style-name="T16">G1</text:span><text:span text:style-name="T17">加上間隔數值，便可以以固定比例來進行顏色更變</text:span></text:p>
            <text:p text:style-name="P9"><text:s text:c="16"/><text:span text:style-name="T14">B1 = B1 + Bd </text:span><text:span text:style-name="T16">'</text:span><text:span text:style-name="T17">原</text:span><text:span text:style-name="T16">B1</text:span><text:span text:style-name="T17">加上間隔數值，便可以以固定比例來進行顏色更變</text:span></text:p>
            <text:p text:style-name="P9"><text:s text:c="12"/><text:span text:style-name="T20">Next</text:span><text:span text:style-name="T14"> I</text:span></text:p>
            <text:p text:style-name="P9"><text:s text:c="12"/><text:span text:style-name="T20">For</text:span><text:span text:style-name="T14"> I = Me.ScaleHeight / 2 </text:span><text:span text:style-name="T20">To</text:span><text:span text:style-name="T14"> Me.ScaleHeight </text:span><text:span text:style-name="T20">Step</text:span><text:span text:style-name="T14"> Me.DrawWidth </text:span><text:span text:style-name="T16">'</text:span><text:span text:style-name="T17">繪圖</text:span><text:span text:style-name="T16">For</text:span><text:span text:style-name="T17">迴圈</text:span><text:span text:style-name="T16">(</text:span><text:span text:style-name="T17">從</text:span><text:span text:style-name="T16">Me.ScaleHeight</text:span><text:span text:style-name="T17">的一半到</text:span><text:span text:style-name="T16">Me.ScaleHeight</text:span><text:span text:style-name="T17">，反轉漸層</text:span><text:span text:style-name="T16">)</text:span></text:p>
            <text:p text:style-name="P9"><text:s text:c="16"/><text:span text:style-name="T20">If</text:span><text:span text:style-name="T14"> R1 &gt; 255 </text:span><text:span text:style-name="T20">Then</text:span><text:span text:style-name="T14"> R1 = 255 </text:span><text:span text:style-name="T16">'</text:span><text:span text:style-name="T17">防溢位判斷，</text:span><text:span text:style-name="T16">R1</text:span><text:span text:style-name="T17">的範圍需為</text:span><text:span text:style-name="T16">0~255</text:span></text:p>
            <text:p text:style-name="P9"><text:s text:c="16"/><text:span text:style-name="T20">If</text:span><text:span text:style-name="T14"> R1 &lt; 0 </text:span><text:span text:style-name="T20">Then</text:span><text:span text:style-name="T14"> R1 = 0</text:span></text:p>
            <text:p text:style-name="P9"><text:s text:c="16"/><text:span text:style-name="T20">If</text:span><text:span text:style-name="T14"> G1 &gt; 255 </text:span><text:span text:style-name="T20">Then</text:span><text:span text:style-name="T14"> G1 = 255 </text:span><text:span text:style-name="T16">'</text:span><text:span text:style-name="T17">防溢位判斷，</text:span><text:span text:style-name="T16">G1</text:span><text:span text:style-name="T17">的範圍需為</text:span><text:span text:style-name="T16">0~255</text:span></text:p>
            <text:p text:style-name="P9"><text:s text:c="16"/><text:span text:style-name="T20">If</text:span><text:span text:style-name="T14"> G1 &lt; 0 </text:span><text:span text:style-name="T20">Then</text:span><text:span text:style-name="T14"> G1 = 0</text:span></text:p>
            <text:p text:style-name="P9"><text:s text:c="16"/><text:span text:style-name="T20">If</text:span><text:span text:style-name="T14"> B1 &gt; 255 </text:span><text:span text:style-name="T20">Then</text:span><text:span text:style-name="T14"> B1 = 255 </text:span><text:span text:style-name="T16">'</text:span><text:span text:style-name="T17">防溢位判斷，</text:span><text:span text:style-name="T16">B1</text:span><text:span text:style-name="T17">的範圍需為</text:span><text:span text:style-name="T16">0~255</text:span></text:p>
            <text:p text:style-name="P9"><text:s text:c="16"/><text:span text:style-name="T20">If</text:span><text:span text:style-name="T14"> B1 &lt; 0 </text:span><text:span text:style-name="T20">Then</text:span><text:span text:style-name="T14"> B1 = 0</text:span></text:p>
            <text:p text:style-name="P9"><text:s text:c="16"/><text:span text:style-name="T14">Me.ForeColor = RGB(R1, G1, B1) </text:span><text:span text:style-name="T16">'</text:span><text:span text:style-name="T17">更改線條顏色</text:span></text:p>
            <text:p text:style-name="P9"><text:s text:c="16"/><text:span text:style-name="T12">Line</text:span><text:span text:style-name="T14"> (0, I)-(Me.ScaleWidth, I) </text:span><text:span text:style-name="T16">'</text:span><text:span text:style-name="T17">利用</text:span><text:span text:style-name="T16">Line</text:span><text:span text:style-name="T17">來畫線</text:span><text:span text:style-name="T16">(</text:span><text:span text:style-name="T17">水平橫線</text:span><text:span text:style-name="T16">)</text:span></text:p>
            <text:p text:style-name="P9"><text:s text:c="16"/><text:span text:style-name="T14">R1 = R1 - Rd </text:span><text:span text:style-name="T16">'</text:span><text:span text:style-name="T17">原</text:span><text:span text:style-name="T16">R1</text:span><text:span text:style-name="T17">減掉間隔數值，便可以反轉漸層</text:span></text:p>
            <text:p text:style-name="P9"><text:s text:c="16"/><text:span text:style-name="T14">G1 = G1 - Gd </text:span><text:span text:style-name="T16">'</text:span><text:span text:style-name="T17">原</text:span><text:span text:style-name="T16">G1</text:span><text:span text:style-name="T17">減掉間隔數值，便可以反轉漸層</text:span></text:p>
            <text:p text:style-name="P9"><text:s text:c="16"/><text:span text:style-name="T14">B1 = B1 - Bd </text:span><text:span text:style-name="T16">'</text:span><text:span text:style-name="T17">原</text:span><text:span text:style-name="T16">B1</text:span><text:span text:style-name="T17">減掉間隔數值，便可以反轉漸層</text:span></text:p>
            <text:p text:style-name="P9"><text:s text:c="12"/><text:span text:style-name="T20">Next</text:span><text:span text:style-name="T14"> I</text:span></text:p>
            <text:p text:style-name="P9"><text:s text:c="8"/><text:span text:style-name="T20">Case</text:span><text:span text:style-name="T14"> 5 </text:span><text:span text:style-name="T16">'</text:span><text:span text:style-name="T17">亂數漸層</text:span></text:p>
            <text:p text:style-name="P9"><text:s text:c="12"/><text:span text:style-name="T14">Randomize Timer </text:span><text:span text:style-name="T16">'</text:span><text:span text:style-name="T17">時間亂數種子</text:span></text:p>
            <text:p text:style-name="P9"><text:s text:c="12"/><text:span text:style-name="T11">Call</text:span><text:span text:style-name="T14"> LineGradient(Int(Rnd * 255 + 1), Int(Rnd * 255 + 1), Int(Rnd * 255 + 1), Int(Rnd * 255 + 1), Int(Rnd * 255 + 1), Int(Rnd * 255 + 1), Int(Rnd * 4 + 1)) </text:span><text:span text:style-name="T16">'</text:span><text:span text:style-name="T17">再呼叫</text:span><text:span text:style-name="T16">LineGradient</text:span><text:span text:style-name="T17">，引數為亂數</text:span></text:p>
            <text:p text:style-name="P9"><text:s text:c="4"/><text:span text:style-name="T20">End</text:span><text:span text:style-name="T14"> </text:span><text:span text:style-name="T20">Select</text:span></text:p>
            <text:p text:style-name="P11"><text:span text:style-name="T19">End</text:span> <text:span text:style-name="T10">Sub</text:span></text:p>
          </table:table-cell>
        </table:table-row>
      </table:table>
      <text:p text:style-name="P1"><text:span text:style-name="T3">這個</text:span><text:span text:style-name="T1">Sub LineGradient</text:span><text:span text:style-name="T3">包含</text:span><text:span text:style-name="T1">4+1</text:span><text:span text:style-name="T3">種漸層格式，可以在</text:span><text:span text:style-name="T1">Types</text:span><text:span text:style-name="T3">引數中選用。另外，表單色彩漸層還需注意到繪圖完</text:span><text:span text:style-name="T1">Line</text:span><text:span text:style-name="T3">後，如果表單改變大小，那該怎麼辦？我的解決方法是使用表單的</text:span><text:span text:style-name="T1">Resize</text:span><text:span text:style-name="T3">事件程序來重繪。</text:span></text:p>
      <text:p text:style-name="P1"><text:span text:style-name="T1">Load</text:span><text:span text:style-name="T3">程序中呼叫</text:span><text:span text:style-name="T1">LineGradient</text:span><text:span text:style-name="T3">副程式的方法如下：</text:span></text:p>
      <text:p text:style-name="P15">Call LineGradient(R1, G1, B1, R2, G2, B2, Types)</text:p>
      <text:p text:style-name="P2">例如：</text:p>
      <text:p text:style-name="P15">Call LineGradient(0, 0, 0, 255, 255, 255, 3)</text:p>
      <text:p text:style-name="P2"><text:soft-page-break/>如此便會出現中間白，兩邊黑的漸層了。</text:p>
      <text:p text:style-name="P1"><text:span text:style-name="T1">Resize</text:span><text:span text:style-name="T3">程序中重繪</text:span><text:span text:style-name="T1">LineGradient</text:span><text:span text:style-name="T3">的方法如下：</text:span></text:p>
      <text:p text:style-name="P14"><text:span text:style-name="T1">Call Form_Load ‘</text:span><text:span text:style-name="T3">直接呼叫</text:span><text:span text:style-name="T1">Load</text:span><text:span text:style-name="T3">程序來進行重繪</text:span></text:p>
      <text:h text:style-name="P7" text:outline-level="2">圖片預覽</text:h>
      <text:p text:style-name="P4"><text:span text:style-name="T1">Call LineGradient(150, 250, 150, 225, 105, 255, 1)<text:line-break/></text:span><text:span text:style-name="T5"><draw:a xlink:type="simple" xlink:href="http://www.flickr.com/photos/29461050@N07/3932476979/"><draw:frame draw:style-name="fr1" draw:name="圖形12" text:anchor-type="as-char" svg:width="13.062cm" svg:height="8.643cm" draw:z-index="10"><draw:image xlink:href="http://farm4.static.flickr.com/3442/3932476979_65acfcf897_o.png" xlink:type="simple" xlink:show="embed" xlink:actuate="onLoad"/><svg:title>sshot-12</svg:title></draw:frame></draw:a></text:span><text:span text:style-name="T1"><text:line-break/>Call LineGradient(150, 250, 150, 225, 105, 255, 2)<text:line-break/></text:span><text:span text:style-name="T5"><draw:a xlink:type="simple" xlink:href="http://www.flickr.com/photos/29461050@N07/3933258760/"><draw:frame draw:style-name="fr1" draw:name="圖形13" text:anchor-type="as-char" svg:width="13.062cm" svg:height="8.643cm" draw:z-index="11"><draw:image xlink:href="http://farm3.static.flickr.com/2474/3933258760_4020b7dd1d_o.png" xlink:type="simple" xlink:show="embed" xlink:actuate="onLoad"/><svg:title>sshot-13</svg:title></draw:frame></draw:a></text:span><text:span text:style-name="T1"><text:line-break/>Call LineGradient(150, 250, 150, 225, 105, 255, 3)<text:line-break/></text:span><text:soft-page-break/><text:span text:style-name="T5"><draw:a xlink:type="simple" xlink:href="http://www.flickr.com/photos/29461050@N07/3933258940/"><draw:frame draw:style-name="fr1" draw:name="圖形14" text:anchor-type="as-char" svg:width="13.062cm" svg:height="8.643cm" draw:z-index="12"><draw:image xlink:href="http://farm3.static.flickr.com/2525/3933258940_4dd4440b07_o.png" xlink:type="simple" xlink:show="embed" xlink:actuate="onLoad"/><svg:title>sshot-14</svg:title></draw:frame></draw:a></text:span><text:span text:style-name="T1"><text:line-break/>Call LineGradient(150, 250, 150, 225, 105, 255, 4)<text:line-break/></text:span><text:span text:style-name="T5"><draw:a xlink:type="simple" xlink:href="http://www.flickr.com/photos/29461050@N07/3932477439/"><draw:frame draw:style-name="fr1" draw:name="圖形15" text:anchor-type="as-char" svg:width="13.062cm" svg:height="8.643cm" draw:z-index="13"><draw:image xlink:href="http://farm4.static.flickr.com/3464/3932477439_207f3b0c65_o.png" xlink:type="simple" xlink:show="embed" xlink:actuate="onLoad"/><svg:title>sshot-15</svg:title></draw:frame></draw:a></text:span><text:span text:style-name="T1"><text:line-break/><text:line-break/><text:line-break/></text:span><text:span text:style-name="T3">放射性漸層比較困難，有空我會寫寫看，到時再寫教學。</text:span><text:span text:style-name="T1"><text:line-break/></text:span><text:span text:style-name="T3">那麼，本篇教學就到此結束了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OpenOffice.org/3.4$Win32 OpenOffice.org_project/340m1$Build-9590</meta:generator>
    <dc:date>2013-04-26T00:31:00.06</dc:date>
    <meta:document-statistic meta:table-count="1" meta:image-count="15" meta:object-count="0" meta:page-count="11" meta:paragraph-count="265" meta:word-count="3942" meta:character-count="8912"/>
    <meta:user-defined meta:name="Info 1"/>
    <meta:user-defined meta:name="Info 2"/>
    <meta:user-defined meta:name="Info 3"/>
    <meta:user-defined meta:name="Info 4"/>
  </office:meta>
</office:document-meta>
</file>